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size="24pt" style:font-size-asian="24pt" style:font-size-complex="24pt" fo:language="ro" fo:country="MD"/>
    </style:style>
    <style:style style:name="P2" style:parent-style-name="Normal" style:family="paragraph">
      <style:text-properties fo:font-size="16pt" style:font-size-asian="16pt" style:font-size-complex="16pt" fo:language="ro" fo:country="MD"/>
    </style:style>
    <style:style style:name="P3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4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5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6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7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8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9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10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11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12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13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14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15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16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17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18" style:parent-style-name="ListParagraph" style:family="paragraph">
      <style:paragraph-properties fo:margin-left="1.5in">
        <style:tab-stops/>
      </style:paragraph-properties>
      <style:text-properties fo:font-size="12pt" style:font-size-asian="12pt" style:font-size-complex="12pt" fo:language="ro" fo:country="MD"/>
    </style:style>
    <style:style style:name="P19" style:parent-style-name="Normal" style:family="paragraph">
      <style:text-properties fo:font-size="16pt" style:font-size-asian="16pt" style:font-size-complex="16pt" fo:language="ro" fo:country="MD"/>
    </style:style>
    <style:style style:name="P20" style:parent-style-name="ListParagraph" style:list-style-name="LFO1" style:family="paragraph"/>
    <style:style style:name="T21" style:parent-style-name="DefaultParagraphFont" style:family="text">
      <style:text-properties fo:font-size="12pt" style:font-size-asian="12pt" style:font-size-complex="12pt" fo:language="ro" fo:country="MD"/>
    </style:style>
    <style:style style:name="P22" style:parent-style-name="ListParagraph" style:list-style-name="LFO1" style:family="paragraph"/>
    <style:style style:name="T23" style:parent-style-name="DefaultParagraphFont" style:family="text">
      <style:text-properties fo:font-size="12pt" style:font-size-asian="12pt" style:font-size-complex="12pt" fo:language="ro" fo:country="MD"/>
    </style:style>
    <style:style style:name="P24" style:parent-style-name="ListParagraph" style:list-style-name="LFO1" style:family="paragraph"/>
    <style:style style:name="T25" style:parent-style-name="DefaultParagraphFont" style:family="text">
      <style:text-properties fo:font-size="12pt" style:font-size-asian="12pt" style:font-size-complex="12pt" fo:language="ro" fo:country="MD"/>
    </style:style>
    <style:style style:name="T26" style:parent-style-name="DefaultParagraphFont" style:family="text">
      <style:text-properties fo:font-size="12pt" style:font-size-asian="12pt" style:font-size-complex="12pt" fo:language="ro" fo:country="MD"/>
    </style:style>
    <style:style style:name="P27" style:parent-style-name="Normal" style:family="paragraph">
      <style:text-properties fo:font-size="16pt" style:font-size-asian="16pt" style:font-size-complex="16pt" fo:language="ro" fo:country="MD"/>
    </style:style>
    <style:style style:name="P28" style:parent-style-name="ListParagraph" style:list-style-name="LFO1" style:family="paragraph"/>
    <style:style style:name="T29" style:parent-style-name="DefaultParagraphFont" style:family="text">
      <style:text-properties fo:font-size="12pt" style:font-size-asian="12pt" style:font-size-complex="12pt" fo:language="ro" fo:country="MD"/>
    </style:style>
    <style:style style:name="P30" style:parent-style-name="ListParagraph" style:list-style-name="LFO1" style:family="paragraph"/>
    <style:style style:name="T31" style:parent-style-name="DefaultParagraphFont" style:family="text">
      <style:text-properties fo:font-size="12pt" style:font-size-asian="12pt" style:font-size-complex="12pt" fo:language="ro" fo:country="MD"/>
    </style:style>
    <style:style style:name="P32" style:parent-style-name="Normal" style:family="paragraph">
      <style:paragraph-properties fo:margin-left="1.25in">
        <style:tab-stops/>
      </style:paragraph-properties>
      <style:text-properties fo:font-size="12pt" style:font-size-asian="12pt" style:font-size-complex="12pt" fo:language="ro" fo:country="MD"/>
    </style:style>
  </office:automatic-styles>
  <office:body>
    <office:text text:use-soft-page-breaks="true">
      <text:p text:style-name="P1">Planificarea Iterațiilor<text:s/></text:p>
      <text:p text:style-name="P2">Iterația 1:<text:s/></text:p>
      <text:list text:style-name="LFO1" text:continue-numbering="true">
        <text:list-item>
          <text:p text:style-name="P3">Crearea Bazei de Date și popularea acesteia<text:s/></text:p>
        </text:list-item>
        <text:list-item>
          <text:p text:style-name="P4">Implementarea backend-ului și crearea legaturii între acesta și Baza de Date<text:s/></text:p>
        </text:list-item>
        <text:list-item>
          <text:p text:style-name="P5">Crearea unei interfețe grafice cu următparele elemente:<text:s/></text:p>
          <text:list text:continue-numbering="true">
            <text:list-item>
              <text:p text:style-name="P6">Pagina de logare</text:p>
            </text:list-item>
            <text:list-item>
              <text:p text:style-name="P7">Paginile contului de administrator:<text:s/></text:p>
              <text:list text:continue-numbering="true">
                <text:list-item>
                  <text:p text:style-name="P8">Dispunerea listei cu utilizatorii (fereastră 1)</text:p>
                </text:list-item>
                <text:list-item>
                  <text:p text:style-name="P9">Dispunerea listei cu<text:s/>medicamente din inventar<text:s/>(fereastră 2) <text:s text:c="2"/>`</text:p>
                </text:list-item>
                <text:list-item>
                  <text:p text:style-name="P10">Buton de adaugare medicament <text:s text:c="2"/></text:p>
                </text:list-item>
                <text:list-item>
                  <text:p text:style-name="P11">Buton de stergere medicament</text:p>
                </text:list-item>
                <text:list-item>
                  <text:p text:style-name="P12">Buton de<text:s/>modificare medicament<text:s text:c="2"/></text:p>
                </text:list-item>
                <text:list-item>
                  <text:p text:style-name="P13">Buton log-out</text:p>
                </text:list-item>
              </text:list>
            </text:list-item>
            <text:list-item>
              <text:p text:style-name="P14">Pagina contului de<text:s/>personal medical:<text:s/></text:p>
              <text:list text:continue-numbering="true">
                <text:list-item>
                  <text:p text:style-name="P15">Dispunerea listei cu<text:s/>medicamente<text:s/>(read only)<text:s/></text:p>
                </text:list-item>
                <text:list-item>
                  <text:p text:style-name="P16">Selectare medicament si cantitatea dorita</text:p>
                </text:list-item>
                <text:list-item>
                  <text:p text:style-name="P17">Buton pentru<text:s/>plasarea unei comenzi</text:p>
                </text:list-item>
              </text:list>
            </text:list-item>
          </text:list>
        </text:list-item>
      </text:list>
      <text:p text:style-name="P18"/>
      <text:p text:style-name="P19">Iterația 2:<text:s/></text:p>
      <text:list text:style-name="LFO1" text:continue-numbering="true">
        <text:list-item>
          <text:p text:style-name="P20"><text:span text:style-name="T21">Adăugarea de teste pentru operațiile directe cu baza de date<text:s/></text:span></text:p>
        </text:list-item>
        <text:list-item>
          <text:p text:style-name="P22"><text:span text:style-name="T23">Adăugarea de validare la nivelul interfeței grafice<text:s/></text:span></text:p>
        </text:list-item>
        <text:list-item>
          <text:p text:style-name="P24"><text:span text:style-name="T25">Optimizarea modului de validare a<text:s/></text:span><text:span text:style-name="T26">medicamentelor</text:span></text:p>
        </text:list-item>
      </text:list>
      <text:p text:style-name="P27">Iterația 3:<text:s/></text:p>
      <text:list text:style-name="LFO1" text:continue-numbering="true">
        <text:list-item>
          <text:p text:style-name="P28"><text:span text:style-name="T29">Rafinarea codului prin îmbunatățirea cazurilor de excepție rezultate din testele anterioare<text:s/></text:span></text:p>
        </text:list-item>
        <text:list-item>
          <text:p text:style-name="P30"><text:span text:style-name="T31">Definitivarea unui flow smooth al aplicației la nivelul interfeței grafice<text:s/></text:span></text:p>
        </text:list-item>
      </text:list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o" fo:country="RO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ma Toda</meta:initial-creator>
    <dc:creator>Eduard Rares</dc:creator>
    <meta:creation-date>2025-03-14T12:49:00Z</meta:creation-date>
    <dc:date>2025-03-14T12:49:00Z</dc:date>
    <meta:template xlink:href="Normal.dotm" xlink:type="simple"/>
    <meta:editing-cycles>2</meta:editing-cycles>
    <meta:editing-duration>PT300S</meta:editing-duration>
    <meta:document-statistic meta:page-count="1" meta:paragraph-count="2" meta:word-count="151" meta:character-count="1013" meta:row-count="7" meta:non-whitespace-character-count="864"/>
  </office:meta>
</office:document-meta>
</file>